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C000002219788157FA7B122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309" officeooo:paragraph-rsid="00013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3673in" svg:y="0.5417in" svg:width="3.9583in" svg:height="5.6772in" draw:z-index="0"><draw:image xlink:href="Pictures/100000000000017C000002219788157FA7B1220A.png" xlink:type="simple" xlink:show="embed" xlink:actuate="onLoad" draw:mime-type="image/png"/></draw:frame>Danilo e clayt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22:12:26.622809741</meta:creation-date>
    <dc:date>2023-02-08T22:15:37.568936329</dc:date>
    <meta:editing-duration>PT1M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3" meta:character-count="16" meta:non-whitespace-character-count="14"/>
  </office:meta>
</office:document-meta>
</file>